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chartooo="http://openoffice.org/2010/chart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grddl="http://www.w3.org/2003/g/data-view#" xmlns:loext="urn:org:documentfoundation:names:experimental:office:xmlns:loext:1.0" office:version="1.2">
  <office:font-face-decls>
    <style:font-face style:name="Liberation Sans" style:font-pitch="variable" style:font-family-generic="roman" svg:font-family="'Liberation Sans'"/>
  </office:font-face-decls>
  <office:automatic-styles>
    <style:style style:name="ro5" style:family="table-row">
      <style:table-row-properties style:row-height="0.714cm"/>
    </style:style>
    <style:style style:name="ro6" style:family="table-row">
      <style:table-row-properties style:row-height="0.001cm"/>
    </style:style>
    <style:style style:name="ro7" style:family="table-row">
      <style:table-row-properties style:row-height="0.55cm"/>
    </style:style>
    <style:style style:name="ro1" style:family="table-row">
      <style:table-row-properties style:row-height="0.499cm"/>
    </style:style>
    <style:style style:name="ta1" style:family="table">
      <style:table-properties fo:background-color="transparent"/>
    </style:style>
    <style:style style:name="derived_auto_ta10" style:family="table" style:master-page-name="Standard">
      <style:table-properties fo:background-color="transparent"/>
    </style:style>
    <style:style style:name="derived_auto_ta11" style:family="table" style:master-page-name="Standard">
      <style:table-properties fo:background-color="transparent"/>
    </style:style>
    <style:style style:name="derived_auto_ta1" style:family="table" style:master-page-name="Standard">
      <style:table-properties fo:background-color="transparent"/>
    </style:style>
    <style:style style:name="co1" style:family="table-column">
      <style:table-column-properties style:column-width="3.999cm"/>
    </style:style>
    <style:style style:name="ce6" style:family="table-cell" style:data-style-name="N10100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Mangal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Liberation Sans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ce5" style:family="table-cell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Mangal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Liberation Sans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co6" style:family="table-column">
      <style:table-column-properties style:column-width="0.884cm"/>
    </style:style>
    <style:style style:name="co7" style:family="table-column">
      <style:table-column-properties style:column-width="16.818cm"/>
    </style:style>
    <number:text-style style:name="N10100" number:country="FR" number:language="fr">
      <number:text-content/>
    </number:text-style>
  </office:automatic-styles>
  <office:body>
    <office:text>
      <table:calculation-settings>
        <table:null-date table:date-value="1899-12-30"/>
      </table:calculation-settings>
      <text:variable-decls>
        <text:variable-decl text:name="auto_report_1" office:value-type="float"/>
        <text:variable-decl text:name="auto_group_1_1" office:value-type="float"/>
      </text:variable-decls>
      <table:table table:name="Détail" table:style-name="derived_auto_ta1">
        <table:table-columns>
          <table:table-column table:style-name="co6"/>
          <table:table-column table:style-name="co1"/>
          <table:table-column table:style-name="co1"/>
          <table:table-column table:style-name="co7"/>
        </table:table-columns>
        <table:table-row table:style-name="ro5">
          <table:table-cell office:value-type="string" table:number-columns-spanned="4">
            <text:p><text:variable-set office:date-value="2016-10-05T00:00:00.0Z" office:value-type="date" text:name="auto_report_1" text:formula="ooow:Date(2016;10;05)" text:display="none"/><text:variable-set office:string-value="2014-01" office:value-type="string" text:name="auto_group_1_1" text:formula="ooow:2014-01" text:display="none"/></text:p>
          </table:table-cell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 table:style-name="ce5">
            <text:p>detail</text:p>
          </table:table-cell>
          <table:table-cell office:value-type="string" table:style-name="ce6">
            <text:p>ligne 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1</text:p>
          </table:table-cell>
          <table:table-cell office:value-type="string"/>
        </table:table-row>
        <table:table-row table:style-name="ro7">
          <table:table-cell office:value-type="string" table:number-columns-spanned="4"/>
          <table:covered-table-cell/>
          <table:covered-table-cell/>
          <table:covered-table-cell/>
        </table:table-row>
      </table:table>
      <table:table table:name="Détail0" table:style-name="ta1">
        <table:table-columns>
          <table:table-column table:style-name="co6"/>
          <table:table-column table:style-name="co1"/>
          <table:table-column table:style-name="co1"/>
          <table:table-column table:style-name="co7"/>
        </table:table-columns>
        <table:table-row table:style-name="ro5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 table:style-name="ce5">
            <text:p>detail</text:p>
          </table:table-cell>
          <table:table-cell office:value-type="string" table:style-name="ce6">
            <text:p>ligne 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2</text:p>
          </table:table-cell>
          <table:table-cell office:value-type="string"/>
        </table:table-row>
        <table:table-row table:style-name="ro7">
          <table:table-cell office:value-type="string" table:number-columns-spanned="4"/>
          <table:covered-table-cell/>
          <table:covered-table-cell/>
          <table:covered-table-cell/>
        </table:table-row>
      </table:table>
      <table:table table:name="Détail1" table:style-name="ta1">
        <table:table-columns>
          <table:table-column table:style-name="co6"/>
          <table:table-column table:style-name="co1"/>
          <table:table-column table:style-name="co1"/>
          <table:table-column table:style-name="co7"/>
        </table:table-columns>
        <table:table-row table:style-name="ro5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 table:style-name="ce5">
            <text:p>detail</text:p>
          </table:table-cell>
          <table:table-cell office:value-type="string" table:style-name="ce6">
            <text:p>ligne 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 3</text:p>
          </table:table-cell>
          <table:table-cell office:value-type="string"/>
        </table:table-row>
        <table:table-row table:style-name="ro7">
          <table:table-cell office:value-type="string" table:number-columns-spanned="4"/>
          <table:covered-table-cell/>
          <table:covered-table-cell/>
          <table:covered-table-cell/>
        </table:table-row>
      </table:table>
      <table:table table:name="Détail2" table:style-name="derived_auto_ta10">
        <table:table-columns>
          <table:table-column table:style-name="co6"/>
          <table:table-column table:style-name="co1"/>
          <table:table-column table:style-name="co1"/>
          <table:table-column table:style-name="co7"/>
        </table:table-columns>
        <table:table-row table:style-name="ro5">
          <table:table-cell office:value-type="string" table:number-columns-spanned="4">
            <text:p><text:variable-set office:string-value="2014-02" office:value-type="string" text:name="auto_group_1_1" text:formula="ooow:2014-02" text:display="none"/></text:p>
          </table:table-cell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 table:style-name="ce5">
            <text:p>detail</text:p>
          </table:table-cell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7">
          <table:table-cell office:value-type="string" table:number-columns-spanned="4"/>
          <table:covered-table-cell/>
          <table:covered-table-cell/>
          <table:covered-table-cell/>
        </table:table-row>
      </table:table>
      <table:table table:name="Détail3" table:style-name="ta1">
        <table:table-columns>
          <table:table-column table:style-name="co6"/>
          <table:table-column table:style-name="co1"/>
          <table:table-column table:style-name="co1"/>
          <table:table-column table:style-name="co7"/>
        </table:table-columns>
        <table:table-row table:style-name="ro5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 table:style-name="ce5">
            <text:p>detail</text:p>
          </table:table-cell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7">
          <table:table-cell office:value-type="string" table:number-columns-spanned="4"/>
          <table:covered-table-cell/>
          <table:covered-table-cell/>
          <table:covered-table-cell/>
        </table:table-row>
      </table:table>
      <table:table table:name="Détail4" table:style-name="derived_auto_ta11">
        <table:table-columns>
          <table:table-column table:style-name="co6"/>
          <table:table-column table:style-name="co1"/>
          <table:table-column table:style-name="co1"/>
          <table:table-column table:style-name="co7"/>
        </table:table-columns>
        <table:table-row table:style-name="ro5">
          <table:table-cell office:value-type="string" table:number-columns-spanned="4">
            <text:p><text:variable-set office:string-value="2014-03" office:value-type="string" text:name="auto_group_1_1" text:formula="ooow:2014-03" text:display="none"/></text:p>
          </table:table-cell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 table:style-name="ce5">
            <text:p>detail</text:p>
          </table:table-cell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1</text:p>
          </table:table-cell>
          <table:table-cell office:value-type="string"/>
        </table:table-row>
        <table:table-row table:style-name="ro7">
          <table:table-cell office:value-type="string" table:number-columns-spanned="4"/>
          <table:covered-table-cell/>
          <table:covered-table-cell/>
          <table:covered-table-cell/>
        </table:table-row>
      </table:table>
      <table:table table:name="Détail5" table:style-name="ta1">
        <table:table-columns>
          <table:table-column table:style-name="co6"/>
          <table:table-column table:style-name="co1"/>
          <table:table-column table:style-name="co1"/>
          <table:table-column table:style-name="co7"/>
        </table:table-columns>
        <table:table-row table:style-name="ro5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 table:style-name="ce5">
            <text:p>detail</text:p>
          </table:table-cell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2</text:p>
          </table:table-cell>
          <table:table-cell office:value-type="string"/>
        </table:table-row>
        <table:table-row table:style-name="ro7">
          <table:table-cell office:value-type="string" table:number-columns-spanned="4"/>
          <table:covered-table-cell/>
          <table:covered-table-cell/>
          <table:covered-table-cell/>
        </table:table-row>
      </table:table>
      <table:table table:name="Détail6" table:style-name="ta1">
        <table:table-columns>
          <table:table-column table:style-name="co6"/>
          <table:table-column table:style-name="co1"/>
          <table:table-column table:style-name="co1"/>
          <table:table-column table:style-name="co7"/>
        </table:table-columns>
        <table:table-row table:style-name="ro5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 table:style-name="ce5">
            <text:p>detail</text:p>
          </table:table-cell>
          <table:table-cell office:value-type="string" table:style-name="ce6">
            <text:p>ligne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3</text:p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1">
          <table:table-cell office:value-type="string"/>
          <table:table-cell office:value-type="string"/>
          <table:table-cell office:value-type="string" table:style-name="ce6">
            <text:p>ligne3</text:p>
          </table:table-cell>
          <table:table-cell office:value-type="string"/>
        </table:table-row>
        <table:table-row table:style-name="ro7">
          <table:table-cell office:value-type="string" table:number-columns-spanned="4"/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chartooo="http://openoffice.org/2010/chart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grddl="http://www.w3.org/2003/g/data-view#" office:version="1.2">
  <office:font-face-decls>
    <style:font-face style:name="Liberation Sans" style:font-pitch="variable" style:font-family-generic="roman" svg:font-family="'Liberation Sans'"/>
  </office:font-face-decls>
  <office:styles/>
  <office:automatic-styles>
    <style:style style:name="ce2" style:family="table-cell" style:data-style-name="N10000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Mangal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Liberation Sans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ce1" style:family="table-cell" style:data-style-name="N10030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Mangal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Liberation Sans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ro4" style:family="table-row">
      <style:table-row-properties style:row-height="0.959cm"/>
    </style:style>
    <style:style style:name="ro1" style:family="table-row">
      <style:table-row-properties style:row-height="0.499cm"/>
    </style:style>
    <style:style style:name="ta1" style:family="table">
      <style:table-properties fo:background-color="transparent"/>
    </style:style>
    <style:style style:name="ro2" style:family="table-row">
      <style:table-row-properties style:row-height="0.612cm"/>
    </style:style>
    <style:style style:name="ro3" style:family="table-row">
      <style:table-row-properties style:row-height="0.5cm"/>
    </style:style>
    <style:style style:name="ro8" style:family="table-row">
      <style:table-row-properties style:row-height="3cm"/>
    </style:style>
    <style:style style:name="co1" style:family="table-column">
      <style:table-column-properties style:column-width="3.999cm"/>
    </style:style>
    <style:style style:name="ce4" style:family="table-cell" style:data-style-name="N10100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Mangal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Liberation Sans" style:font-pitch-complex="variable" style:language-asian="none" style:text-emphasize="none" text:display="true" fo:country="none" fo:text-transform="none" fo:font-variant="normal" fo:text-shadow="none" fo:color="#ff3333" fo:font-weight="normal" fo:letter-spacing="normal" fo:font-size="12pt" fo:language="none" fo:font-style="normal"/>
    </style:style>
    <style:style style:name="co2" style:family="table-column">
      <style:table-column-properties style:column-width="0.751cm"/>
    </style:style>
    <style:style style:name="ce3" style:family="table-cell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Mangal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Liberation Sans" style:font-pitch-complex="variable" style:language-asian="none" style:text-emphasize="none" text:display="true" fo:country="none" fo:text-transform="none" fo:font-variant="normal" fo:text-shadow="none" fo:color="#ff0000" fo:font-weight="normal" fo:letter-spacing="normal" fo:font-size="12pt" fo:language="none" fo:font-style="normal"/>
    </style:style>
    <style:style style:name="co3" style:family="table-column">
      <style:table-column-properties style:column-width="16.951cm"/>
    </style:style>
    <style:style style:name="co4" style:family="table-column">
      <style:table-column-properties style:column-width="0.75cm"/>
    </style:style>
    <style:style style:name="co5" style:family="table-column">
      <style:table-column-properties style:column-width="16.952cm"/>
    </style:style>
    <style:style style:name="co8" style:family="table-column">
      <style:table-column-properties style:column-width="25.7cm"/>
    </style:style>
    <number:number-style style:name="N10000" number:country="FR" number:language="fr">
      <number:number number:min-integer-digits="1"/>
    </number:number-style>
    <number:date-style style:name="N10030" number:automatic-order="true" number:country="FR" number:language="fr" number:format-source="language">
      <number:day/>
      <number:text>/</number:text>
      <number:month/>
      <number:text>/</number:text>
      <number:year/>
    </number:date-style>
    <number:text-style style:name="N10100" number:country="FR" number:language="fr">
      <number:text-content/>
    </number:text-style>
    <style:page-layout style:name="Mpm1">
      <style:page-layout-properties style:num-format="1" style:shadow="none" style:print-orientation="landscape" style:paper-tray-name="[From printer settings]" fo:margin-left="2cm" fo:border="none" fo:background-color="transparent" fo:padding="0cm" fo:page-height="21cm" fo:margin-top="2cm" fo:margin-bottom="2cm" fo:page-width="29.7cm" fo:margin-right="2cm"/>
      <style:header-style>
        <style:header-footer-properties style:shadow="none" svg:height="30.69000005722046mm" fo:margin-left="0cm" fo:border="none" fo:background-color="transparent" fo:padding="0cm" fo:margin-bottom="0cm" fo:margin-right="0cm"/>
      </style:header-style>
      <style:footer-style>
        <style:header-footer-properties style:shadow="none" svg:height="30.0mm" fo:margin-left="0cm" fo:border="none" fo:background-color="transparent" fo:padding="0cm" fo:margin-top="0cm" fo:margin-right="0cm">
          <style:background-image/>
        </style:header-footer-properties>
      </style:footer-style>
    </style:page-layout>
    <style:page-layout style:name="Mpm10">
      <style:page-layout-properties style:num-format="1" style:shadow="none" style:print-orientation="landscape" style:paper-tray-name="[From printer settings]" fo:margin-left="2cm" fo:border="none" fo:background-color="transparent" fo:padding="0cm" fo:page-height="21cm" fo:margin-top="2cm" fo:margin-bottom="2cm" fo:page-width="29.7cm" fo:margin-right="2cm"/>
      <style:header-style>
        <style:header-footer-properties style:shadow="none" svg:height="11.110000014305115mm" fo:margin-left="0cm" fo:border="none" fo:background-color="transparent" fo:padding="0cm" fo:margin-bottom="0cm" fo:margin-right="0cm"/>
      </style:header-style>
      <style:footer-style>
        <style:header-footer-properties style:shadow="none" svg:height="30.0mm" fo:margin-left="0cm" fo:border="none" fo:background-color="transparent" fo:padding="0cm" fo:margin-top="0cm" fo:margin-right="0cm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      <table:table table:name="En-tête_de_page0" table:style-name="ta1"><table:table-columns><table:table-column table:style-name="co1"/><table:table-column table:style-name="co2"/><table:table-column table:style-name="co1"/><table:table-column table:style-name="co3"/></table:table-columns><table:table-row table:style-name="ro1"><table:table-cell office:value-type="date" office:date-value="2016-10-05T00:00:00.0Z" table:style-name="ce1"><text:p><text:variable-get style:data-style-name="N10030" office:value-type="date" text:name="auto_report_1"/></text:p></table:table-cell><table:table-cell office:value-type="string"/><table:table-cell office:value-type="string" table:style-name="ce2"><text:p>Page <text:page-number text:select-page="current">1</text:page-number></text:p></table:table-cell><table:table-cell office:value-type="string"/></table:table-row><table:table-row table:style-name="ro2"><table:table-cell office:value-type="string" table:number-columns-spanned="4"/><table:covered-table-cell/><table:covered-table-cell/><table:covered-table-cell/></table:table-row></table:table>
      <table:table table:name="En-tête_de_groupe" table:style-name="ta1"><table:table-columns><table:table-column table:style-name="co4"/><table:table-column table:style-name="co1"/><table:table-column table:style-name="co1"/><table:table-column table:style-name="co5"/></table:table-columns><table:table-row table:style-name="ro3"><table:table-cell office:value-type="string" table:number-columns-spanned="4"><text:p/></table:table-cell><table:covered-table-cell/><table:covered-table-cell/><table:covered-table-cell/></table:table-row><table:table-row table:style-name="ro1"><table:table-cell office:value-type="string"/><table:table-cell office:value-type="string" table:style-name="ce3"><text:p>document</text:p></table:table-cell><table:table-cell office:value-type="string" table:style-name="ce4"><text:p><text:variable-get style:data-style-name="N10100" office:value-type="string" text:name="auto_group_1_1"/></text:p></table:table-cell><table:table-cell office:value-type="string"/></table:table-row><table:table-row table:style-name="ro4"><table:table-cell office:value-type="string" table:number-columns-spanned="4"/><table:covered-table-cell/><table:covered-table-cell/><table:covered-table-cell/></table:table-row></table:table>
null</style:header>
      <style:footer>
        <table:table table:name="Pied_de_page_de_page0" table:style-name="ta1">
          <table:table-columns>
            <table:table-column table:style-name="co8"/>
          </table:table-columns>
          <table:table-row table:style-name="ro8">
            <table:table-cell office:value-type="string" table:number-columns-spanned="1">
              <text:p/>
            </table:table-cell>
          </table:table-row>
        </table:table>
      </style:footer>
    </style:master-page>
    <style:master-page style:name="Standard0" style:page-layout-name="Mpm10">
      <style:header>
        <table:table table:name="En-tête_de_page0" table:style-name="ta1">
          <table:table-columns>
            <table:table-column table:style-name="co1"/>
            <table:table-column table:style-name="co2"/>
            <table:table-column table:style-name="co1"/>
            <table:table-column table:style-name="co3"/>
          </table:table-columns>
          <table:table-row table:style-name="ro1">
            <table:table-cell office:value-type="date" office:date-value="2016-10-05T00:00:00.0Z" table:style-name="ce1">
              <text:p><text:variable-get style:data-style-name="N10030" office:value-type="date" text:name="auto_report_1"/></text:p>
            </table:table-cell>
            <table:table-cell office:value-type="string"/>
            <table:table-cell office:value-type="string" table:style-name="ce2">
              <text:p>Page <text:page-number text:select-page="current">1</text:page-number></text:p>
            </table:table-cell>
            <table:table-cell office:value-type="string"/>
          </table:table-row>
          <table:table-row table:style-name="ro2">
            <table:table-cell office:value-type="string" table:number-columns-spanned="4"/>
            <table:covered-table-cell/>
            <table:covered-table-cell/>
            <table:covered-table-cell/>
          </table:table-row>
        </table:table>
      </style:header>
      <style:footer>
        <table:table table:name="Pied_de_page_de_page0" table:style-name="ta1">
          <table:table-columns>
            <table:table-column table:style-name="co8"/>
          </table:table-columns>
          <table:table-row table:style-name="ro8">
            <table:table-cell office:value-type="string" table:number-columns-spanned="1">
              <text:p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draw="urn:oasis:names:tc:opendocument:xmlns:drawing:1.0" xmlns:form="urn:oasis:names:tc:opendocument:xmlns:form:1.0" xmlns:grddl="http://www.w3.org/2003/g/data-view#" xmlns:number="urn:oasis:names:tc:opendocument:xmlns:datastyle:1.0" xmlns:office="urn:oasis:names:tc:opendocument:xmlns:office:1.0" xmlns:ooo="http://openoffice.org/2004/office" xmlns:rpt="http://openoffice.org/2005/report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 xmlns:meta="urn:oasis:names:tc:opendocument:xmlns:meta:1.0">LibreOfficeDev/5.3.0.0.alpha0$Linux_X86_64 LibreOffice_project/24e0709fb4a9d76f66d7d603aa66ddf35e9dcf93/report_builder</meta:generator>
  </office:meta>
</office:document-meta>
</file>